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ce8a7"/>
    </style:style>
    <style:style style:name="P2" style:family="paragraph" style:parent-style-name="Standard">
      <style:paragraph-properties fo:text-align="justify" style:justify-single-word="false"/>
      <style:text-properties officeooo:paragraph-rsid="000ce8a7"/>
    </style:style>
    <style:style style:name="P3" style:family="paragraph" style:parent-style-name="Standard">
      <style:paragraph-properties fo:text-align="justify" style:justify-single-word="false"/>
      <style:text-properties officeooo:paragraph-rsid="000d8c0a"/>
    </style:style>
    <style:style style:name="P4" style:family="paragraph" style:parent-style-name="Standard">
      <style:paragraph-properties fo:text-align="justify" style:justify-single-word="false"/>
      <style:text-properties officeooo:paragraph-rsid="000e76ac"/>
    </style:style>
    <style:style style:name="P5" style:family="paragraph" style:parent-style-name="Standard">
      <style:paragraph-properties fo:text-align="justify" style:justify-single-word="false"/>
      <style:text-properties officeooo:paragraph-rsid="000f9777"/>
    </style:style>
    <style:style style:name="P6" style:family="paragraph" style:parent-style-name="Standard">
      <style:paragraph-properties fo:text-align="justify" style:justify-single-word="false"/>
      <style:text-properties officeooo:paragraph-rsid="0010ecbf"/>
    </style:style>
    <style:style style:name="P7" style:family="paragraph" style:parent-style-name="Standard">
      <style:paragraph-properties fo:text-align="justify" style:justify-single-word="false"/>
      <style:text-properties officeooo:paragraph-rsid="0013b855"/>
    </style:style>
    <style:style style:name="P8" style:family="paragraph" style:parent-style-name="Standard">
      <style:paragraph-properties fo:text-align="center" style:justify-single-word="false" fo:break-before="page"/>
      <style:text-properties officeooo:paragraph-rsid="000f9777"/>
    </style:style>
    <style:style style:name="T1" style:family="text">
      <style:text-properties officeooo:rsid="000ce8a7"/>
    </style:style>
    <style:style style:name="T2" style:family="text">
      <style:text-properties officeooo:rsid="000d8c0a"/>
    </style:style>
    <style:style style:name="T3" style:family="text">
      <style:text-properties officeooo:rsid="000e76ac"/>
    </style:style>
    <style:style style:name="T4" style:family="text">
      <style:text-properties officeooo:rsid="000f9777"/>
    </style:style>
    <style:style style:name="T5" style:family="text">
      <style:text-properties officeooo:rsid="0010ecbf"/>
    </style:style>
    <style:style style:name="T6" style:family="text">
      <style:text-properties officeooo:rsid="0013b855"/>
    </style:style>
    <style:style style:name="T7" style:family="text">
      <style:text-properties style:text-line-through-style="solid" officeooo:rsid="000ce8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o do list related to regular firmware.</text:span></text:p>
      <text:p text:style-name="P2"><text:span text:style-name="T1">1. </text:span><text:span text:style-name="T7">Split build into two projects with common source folder but different config files.</text:span></text:p>
      <text:p text:style-name="P2"><text:span text:style-name="T1">2. </text:span><text:span text:style-name="T7">Make USB support and clock frequency different in these projects.</text:span></text:p>
      <text:p text:style-name="P7"><text:span text:style-name="T1">3. </text:span><text:span text:style-name="T2">Implement buck/boost converters with current limiting and boost </text:span><text:span text:style-name="T6">power </text:span><text:span text:style-name="T2">source lower voltage limit.</text:span></text:p>
      <text:p text:style-name="P3"><text:span text:style-name="T2">5. Implement temperature, voltages and currents measure.</text:span></text:p>
      <text:p text:style-name="P3"><text:span text:style-name="T2">6. Implement low power modes.</text:span></text:p>
      <text:p text:style-name="P3"><text:span text:style-name="T2">7. Implement Pawn machine with uint8_t state array accessible with both USB and I2C slave.</text:span></text:p>
      <text:p text:style-name="P3"><text:span text:style-name="T2"><text:tab/>7.1. Add converter parameters setup, all measures (I, V, T) to Pawn.</text:span></text:p>
      <text:p text:style-name="P3"><text:span text:style-name="T2"><text:tab/>7.2. Make Pawn header file with native functions list.</text:span></text:p>
      <text:p text:style-name="P3"><text:span text:style-name="T2"><text:tab/>7.3. Adjust library responsible for USB communication. It should write compiled Pawn script with maximum speed. It should have access to Pawn state array. And it should be able to do the same through I2C slave. </text:span></text:p>
      <text:p text:style-name="P3"><text:span text:style-name="T2"><text:tab/>7.4. Make Pawn compilation support, make some sort of command line..... (may be, don't know yet).</text:span></text:p>
      <text:p text:style-name="P3"><text:span text:style-name="T2">8. Implement I2C master with RAW functionality. E.i. write and read.</text:span></text:p>
      <text:p text:style-name="P4"><text:span text:style-name="T3">9. Make GUI for firmware upgrade and Pawn compilation.</text:span></text:p>
      <text:p text:style-name="P4"><text:span text:style-name="T3">10. Implement interface library support in Python (??? may be).</text:span></text:p>
      <text:p text:style-name="P5"><text:span text:style-name="T4">11. Implement UART support.</text:span></text:p>
      <text:p text:style-name="P5"><text:span text:style-name="T4">12. Implement UART support in Pawn.</text:span></text:p>
      <text:p text:style-name="P5"><text:span text:style-name="T4">13. Add UART support to Pawn native functions header file.</text:span></text:p>
      <text:p text:style-name="P4"><text:span text:style-name="T3"/></text:p>
      <text:p text:style-name="P8"><text:span text:style-name="T1">To do list related to firmware </text:span><text:span text:style-name="T4">for addon board</text:span><text:span text:style-name="T1">.</text:span></text:p>
      <text:p text:style-name="P6"><text:span text:style-name="T5">1. Implement buffers support.</text:span></text:p>
      <text:p text:style-name="P6"><text:span text:style-name="T5">2. Implement power outs support.</text:span></text:p>
      <text:p text:style-name="P6"><text:span text:style-name="T5">3. Implement digital inputs support.</text:span></text:p>
      <text:p text:style-name="P6"><text:span text:style-name="T5">4. Implement ADC support.</text:span></text:p>
      <text:p text:style-name="P6"><text:span text:style-name="T5">5. Implement I2C slave support.</text:span></text:p>
      <text:p text:style-name="P6"><text:span text:style-name="T5">6. Implement 1....4 functionality invocation in I2C slave.</text:span></text:p>
      <text:p text:style-name="P6"><text:span text:style-name="T5"/></text:p>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2T23:15:09</meta:creation-date>
    <dc:date>2013-09-13T00:19:31</dc:date>
    <meta:editing-duration>PT57M28S</meta:editing-duration>
    <meta:editing-cycles>9</meta:editing-cycles>
    <meta:generator>LibreOffice/4.0.2.2$Linux_x86 LibreOffice_project/400m0$Build-2</meta:generator>
    <meta:document-statistic meta:table-count="0" meta:image-count="0" meta:object-count="0" meta:page-count="2" meta:paragraph-count="24" meta:word-count="236" meta:character-count="1465" meta:non-whitespace-character-count="1248"/>
  </office:meta>
</office:document-meta>
</file>